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9.264cm" svg:height="12.752cm" svg:x="14.386cm" svg:y="0.825cm">
            <draw:object draw:notify-on-update-of-ranges="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Mes</text:p>
          </table:table-cell>
          <table:table-cell office:value-type="string">
            <text:p>Cristina</text:p>
          </table:table-cell>
          <table:table-cell office:value-type="string">
            <text:p>Patricia</text:p>
          </table:table-cell>
          <table:table-cell office:value-type="string">
            <text:p>Jorge</text:p>
          </table:table-cell>
          <table:table-cell office:value-type="string">
            <text:p>Alejandro</text:p>
          </table:table-cell>
          <table:table-cell office:value-type="string">
            <text:p>Jaime</text:p>
          </table:table-cell>
        </table:table-row>
        <table:table-row table:style-name="ro1">
          <table:table-cell office:value-type="string">
            <text:p>Septiembre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ctubre</text:p>
          </table:table-cell>
          <table:table-cell office:value-type="float" office:value="25">
            <text:p>25</text:p>
          </table:table-cell>
          <table:table-cell office:value-type="float" office:value="46.5">
            <text:p>46,5</text:p>
          </table:table-cell>
          <table:table-cell office:value-type="float" office:value="30.5">
            <text:p>30,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Noviembre</text:p>
          </table:table-cell>
          <table:table-cell office:value-type="float" office:value="25.5">
            <text:p>25,5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7.5">
            <text:p>17,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iciembre</text:p>
          </table:table-cell>
          <table:table-cell office:value-type="float" office:value="27.5">
            <text:p>27,5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Enero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</table:table>
      <table:table table:name="Sheet2" table:style-name="ta1" table:print="false">
        <table:shapes>
          <draw:frame draw:z-index="0" draw:style-name="gr1" svg:width="18.866cm" svg:height="11.855cm" svg:x="15.11cm" svg:y="0.952cm">
            <draw:object draw:notify-on-update-of-ranges="Sheet2.A2:Sheet2.A4 Sheet2.B1:Sheet2.B1 Sheet2.B2:Sheet2.B4 Sheet2.C1:Sheet2.C1 Sheet2.C2:Sheet2.C4 Sheet2.D1:Sheet2.D1 Sheet2.D2:Sheet2.D4 Sheet2.E1:Sheet2.E1 Sheet2.E2:Sheet2.E4 Sheet2.F1:Sheet2.F1 Sheet2.F2:Sheet2.F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Actividad</text:p>
          </table:table-cell>
          <table:table-cell office:value-type="string">
            <text:p>Cristina</text:p>
          </table:table-cell>
          <table:table-cell office:value-type="string">
            <text:p>Patricia</text:p>
          </table:table-cell>
          <table:table-cell office:value-type="string">
            <text:p>Jorge</text:p>
          </table:table-cell>
          <table:table-cell office:value-type="string">
            <text:p>Alejandro</text:p>
          </table:table-cell>
          <table:table-cell office:value-type="string">
            <text:p>Jaime</text:p>
          </table:table-cell>
        </table:table-row>
        <table:table-row table:style-name="ro1">
          <table:table-cell office:value-type="string">
            <text:p>Gestión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4.5">
            <text:p>44,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ormación</text:p>
          </table:table-cell>
          <table:table-cell office:value-type="float" office:value="35">
            <text:p>35</text:p>
          </table:table-cell>
          <table:table-cell office:value-type="float" office:value="38.5">
            <text:p>38,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/01/2016</text:date>, <text:time>22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27M22S</meta:editing-duration>
    <meta:editing-cycles>11</meta:editing-cycles>
    <meta:generator>OpenOffice.org/3.0$Win32 OpenOffice.org_project/300m15$Build-9379</meta:generator>
    <dc:date>2016-01-20T22:48:25.20</dc:date>
    <meta:document-statistic meta:table-count="3" meta:cell-count="6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31cm" svg:y="11.97cm" style:legend-expansion="wide" chart:style-name="ch4"/>
        <chart:plot-area chart:style-name="ch5" table:cell-range-address="Sheet1.A1:Sheet1.F6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series chart:style-name="ch12" chart:values-cell-range-address="Sheet1.E2:Sheet1.E6" chart:label-cell-address="Sheet1.E1:Sheet1.E1" chart:class="chart:bar">
            <chart:data-point chart:repeated="5"/>
          </chart:series>
          <chart:series chart:style-name="ch13" chart:values-cell-range-address="Sheet1.F2:Sheet1.F6" chart:label-cell-address="Sheet1.F1:Sheet1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Jorg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6</svg:desc>
                </draw:g>
              </table:table-cell>
              <table:table-cell office:value-type="float" office:value="4">
                <text:p>4</text:p>
                <draw:g>
                  <svg:desc>Sheet1.B2:Sheet1.B6</svg:desc>
                </draw:g>
              </table:table-cell>
              <table:table-cell office:value-type="float" office:value="4">
                <text:p>4</text:p>
                <draw:g>
                  <svg:desc>Sheet1.C2:Sheet1.C6</svg:desc>
                </draw:g>
              </table:table-cell>
              <table:table-cell office:value-type="float" office:value="7">
                <text:p>7</text:p>
                <draw:g>
                  <svg:desc>Sheet1.D2:Sheet1.D6</svg:desc>
                </draw:g>
              </table:table-cell>
              <table:table-cell office:value-type="float" office:value="4">
                <text:p>4</text:p>
                <draw:g>
                  <svg:desc>Sheet1.E2:Sheet1.E6</svg:desc>
                </draw:g>
              </table:table-cell>
              <table:table-cell office:value-type="float" office:value="4">
                <text:p>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7.5">
                <text:p>27.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4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67cm" svg:height="11.856cm" chart:class="chart:bar" chart:style-name="ch1">
        <chart:title svg:x="8.384cm" svg:y="0.374cm" chart:style-name="ch2">
          <text:p>Esfuerzos</text:p>
        </chart:title>
        <chart:subtitle svg:x="6.467cm" svg:y="1.389cm" chart:style-name="ch3">
          <text:p>Horas dedicadas a cada actividad</text:p>
        </chart:subtitle>
        <chart:legend chart:legend-position="bottom" svg:x="5.332cm" svg:y="11.073cm" chart:style-name="ch4"/>
        <chart:plot-area chart:style-name="ch5" table:cell-range-address="Sheet2.A1:Sheet2.F4" chart:data-source-has-labels="both" svg:x="0.377cm" svg:y="2.309cm" svg:width="18.113cm" svg:height="8.527cm">
          <chart:axis chart:dimension="x" chart:name="primary-x" chart:style-name="ch6">
            <chart:categories table:cell-range-address="Sheet2.A2:Sheet2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B2:Sheet2.B4" chart:label-cell-address="Sheet2.B1:Sheet2.B1" chart:class="chart:bar">
            <chart:data-point chart:repeated="3"/>
          </chart:series>
          <chart:series chart:style-name="ch10" chart:values-cell-range-address="Sheet2.C2:Sheet2.C4" chart:label-cell-address="Sheet2.C1:Sheet2.C1" chart:class="chart:bar">
            <chart:data-point chart:repeated="3"/>
          </chart:series>
          <chart:series chart:style-name="ch11" chart:values-cell-range-address="Sheet2.D2:Sheet2.D4" chart:label-cell-address="Sheet2.D1:Sheet2.D1" chart:class="chart:bar">
            <chart:data-point chart:repeated="3"/>
          </chart:series>
          <chart:series chart:style-name="ch12" chart:values-cell-range-address="Sheet2.E2:Sheet2.E4" chart:label-cell-address="Sheet2.E1:Sheet2.E1" chart:class="chart:bar">
            <chart:data-point chart:repeated="3"/>
          </chart:series>
          <chart:series chart:style-name="ch13" chart:values-cell-range-address="Sheet2.F2:Sheet2.F4" chart:label-cell-address="Sheet2.F1:Sheet2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:Sheet2.B1">Cristina</text:p>
              </table:table-cell>
              <table:table-cell office:value-type="string">
                <text:p text:id="Sheet2.C1:Sheet2.C1">Patricia</text:p>
              </table:table-cell>
              <table:table-cell office:value-type="string">
                <text:p text:id="Sheet2.D1:Sheet2.D1">Jorge</text:p>
              </table:table-cell>
              <table:table-cell office:value-type="string">
                <text:p text:id="Sheet2.E1:Sheet2.E1">Alejandro</text:p>
              </table:table-cell>
              <table:table-cell office:value-type="string">
                <text:p text:id="Sheet2.F1:Sheet2.F1">Jaime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4">Gestión</text:p>
              </table:table-cell>
              <table:table-cell office:value-type="float" office:value="20.5">
                <text:p text:id="Sheet2.B2:Sheet2.B4">20.5</text:p>
              </table:table-cell>
              <table:table-cell office:value-type="float" office:value="21">
                <text:p text:id="Sheet2.C2:Sheet2.C4">21</text:p>
              </table:table-cell>
              <table:table-cell office:value-type="float" office:value="14.5">
                <text:p text:id="Sheet2.D2:Sheet2.D4">14.5</text:p>
              </table:table-cell>
              <table:table-cell office:value-type="float" office:value="14">
                <text:p text:id="Sheet2.E2:Sheet2.E4">14</text:p>
              </table:table-cell>
              <table:table-cell office:value-type="float" office:value="14">
                <text:p text:id="Sheet2.F2:Sheet2.F4">14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4.5">
                <text:p>44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35">
                <text:p>35</text:p>
              </table:table-cell>
              <table:table-cell office:value-type="float" office:value="38.5">
                <text:p>38.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